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8,182,400,33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0,707,435,542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9,419,728,56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4,567,298,105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62,631,412,50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74,161,142,45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4,070,382,279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54,068,115,942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5,419,399,860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5,963,168,86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47,395,089,285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14,639,690,3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1,548,931,771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0,798,630,137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9,439,090,600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7,876,510,067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8,137,545,245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4,887,512,226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7,712,842,242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0,123,850,197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5,939,960,629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0,355,093,966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1,493,319,97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18:09.793536009</dc:date>
    <meta:editing-duration>PT4H10M7S</meta:editing-duration>
    <meta:editing-cycles>89</meta:editing-cycles>
    <meta:generator>LibreOffice/7.2.6.2$Linux_X86_64 LibreOffice_project/20$Build-2</meta:generator>
    <meta:document-statistic meta:table-count="1" meta:cell-count="48" meta:object-count="0"/>
  </office:meta>
</office:document-meta>
</file>